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fo:font-size="14pt" style:font-size-asian="14pt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text-properties fo:color="#000000" fo:font-size="14pt" officeooo:paragraph-rsid="00133e84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officeooo:rsid="0010ba66" officeooo:paragraph-rsid="0010ba6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 Most of the time when you use an array it's to place integers inside of it, so why not have a super fast integer only array? This file contains an implementation of an integer only array which can outperform Java's ArrayList by about a factor of 10-15x! Enjoy!</text:p>
      <text:p text:style-name="P2"><text:s text:c="2"/>@author William Fiset, william.alexandre.fiset@gmail.com */</text:p>
      <text:p text:style-name="P2">package com.williamfiset.datastructures.dynamicarray;</text:p>
      <text:p text:style-name="P2"/>
      <text:p text:style-name="P2">public class IntArray implements Iterable&lt;Integer&gt; {</text:p>
      <text:p text:style-name="P2"/>
      <text:p text:style-name="P2"><text:s text:c="2"/>private static final int DEFAULT_CAP = 1 &lt;&lt; 3;</text:p>
      <text:p text:style-name="P2"/>
      <text:p text:style-name="P2"><text:s text:c="2"/>public int[] arr;</text:p>
      <text:p text:style-name="P2"><text:s text:c="2"/>public int len = 0;</text:p>
      <text:p text:style-name="P2"><text:s text:c="2"/>private int capacity = 0;</text:p>
      <text:p text:style-name="P2"/>
      <text:p text:style-name="P2"><text:s text:c="2"/>// Initialize the array with a default capacity</text:p>
      <text:p text:style-name="P2"><text:s text:c="2"/>public IntArray() { <text:s text:c="3"/>this(DEFAULT_CAP);</text:p>
      <text:p text:style-name="P2"><text:s text:c="2"/>}</text:p>
      <text:p text:style-name="P2"/>
      <text:p text:style-name="P2"><text:s text:c="2"/>// Initialize the array with a certain capacity</text:p>
      <text:p text:style-name="P2"><text:s text:c="2"/>public IntArray(int capacity) {</text:p>
      <text:p text:style-name="P2"><text:s text:c="4"/>if (capacity &lt; 0) throw new IllegalArgumentException("Illegal Capacity: " + capacity);</text:p>
      <text:p text:style-name="P2"><text:s text:c="4"/>this.capacity = capacity;</text:p>
      <text:p text:style-name="P4"><text:s text:c="4"/>arr = new int[capacity];</text:p>
      <text:p text:style-name="P4"><text:s text:c="2"/>}</text:p>
      <text:p text:style-name="P2"/>
      <text:p text:style-name="P2"><text:s text:c="2"/>// Given an array make it a dynamic array!</text:p>
      <text:p text:style-name="P2"><text:s text:c="2"/>public IntArray(int[] array) {</text:p>
      <text:p text:style-name="P2"><text:s text:c="4"/>if (array == null) throw new IllegalArgumentException("Array cannot be null");</text:p>
      <text:p text:style-name="P2"><text:s text:c="4"/>arr = java.util.Arrays.copyOf(array, array.length);</text:p>
      <text:p text:style-name="P2"><text:s text:c="4"/>capacity = len = array.length;</text:p>
      <text:p text:style-name="P2"><text:s text:c="2"/>}</text:p>
      <text:p text:style-name="P2"/>
      <text:p text:style-name="P2"><text:s text:c="2"/>// Returns the size of the array</text:p>
      <text:p text:style-name="P2"><text:s text:c="2"/>public int size() { <text:s text:c="3"/>return len;</text:p>
      <text:p text:style-name="P2"><text:s text:c="2"/>}</text:p>
      <text:p text:style-name="P2"><text:s text:c="2"/>// Returns true/false on whether the array is empty</text:p>
      <text:p text:style-name="P2"><text:s text:c="2"/>public boolean isEmpty() { <text:s text:c="3"/>return len == 0; <text:s/>}</text:p>
      <text:p text:style-name="P2"><text:soft-page-break/><text:s text:c="2"/>// To get/set values without method call overhead you can do</text:p>
      <text:p text:style-name="P2"><text:s text:c="2"/>// array_obj.arr[index] instead, you can gain about 10x the speed!</text:p>
      <text:p text:style-name="P2"><text:s text:c="2"/>public int get(int index) { <text:s text:c="3"/>return arr[index]; <text:s/>}</text:p>
      <text:p text:style-name="P2"/>
      <text:p text:style-name="P2"><text:s text:c="2"/>public void set(int index, int elem) { <text:s text:c="3"/>arr[index] = elem;</text:p>
      <text:p text:style-name="P2"><text:s text:c="2"/>}</text:p>
      <text:p text:style-name="P2"/>
      <text:p text:style-name="P2"><text:s text:c="2"/>// An an element to this dynamic array</text:p>
      <text:p text:style-name="P2"><text:s text:c="2"/>public void add(int elem) {</text:p>
      <text:p text:style-name="P2"><text:s text:c="4"/>if (len + 1 &gt;= capacity) {</text:p>
      <text:p text:style-name="P2"><text:s text:c="6"/>if (capacity == 0) capacity = 1;</text:p>
      <text:p text:style-name="P2"><text:s text:c="6"/>else capacity *= 2; // double the size</text:p>
      <text:p text:style-name="P2"><text:s text:c="6"/>arr = java.util.Arrays.copyOf(arr, capacity); // pads with extra 0/null elements</text:p>
      <text:p text:style-name="P2"><text:s text:c="4"/>}</text:p>
      <text:p text:style-name="P2"><text:s text:c="4"/>arr[len++] = elem;</text:p>
      <text:p text:style-name="P2"><text:s text:c="2"/>}</text:p>
      <text:p text:style-name="P2"/>
      <text:p text:style-name="P2"><text:s text:c="2"/>// Removes the element at the specified index in this list.</text:p>
      <text:p text:style-name="P2"><text:s text:c="2"/>// If possible, avoid calling this method as it take O(n) time</text:p>
      <text:p text:style-name="P2"><text:s text:c="2"/>// to remove an element (since you have to reconstruct the array!)</text:p>
      <text:p text:style-name="P2"><text:s text:c="2"/>public void removeAt(int rm_index) {</text:p>
      <text:p text:style-name="P2"><text:s text:c="4"/>System.arraycopy(arr, rm_index + 1, arr, rm_index, len - rm_index - 1);</text:p>
      <text:p text:style-name="P2"><text:s text:c="4"/>--len;</text:p>
      <text:p text:style-name="P2"><text:s text:c="4"/>--capacity;</text:p>
      <text:p text:style-name="P2"><text:s text:c="2"/>}</text:p>
      <text:p text:style-name="P2"/>
      <text:p text:style-name="P2"><text:s text:c="2"/>// Search and remove an element if it is found in the array</text:p>
      <text:p text:style-name="P2"><text:s text:c="2"/>// If possible, avoid calling this method as it take O(n) time</text:p>
      <text:p text:style-name="P2"><text:s text:c="2"/>public boolean remove(int elem) {</text:p>
      <text:p text:style-name="P2"><text:s text:c="4"/>for (int i = 0; i &lt; len; i++) {</text:p>
      <text:p text:style-name="P2"><text:s text:c="6"/>if (arr[i] == elem) {</text:p>
      <text:p text:style-name="P2"><text:s text:c="8"/>removeAt(i);</text:p>
      <text:p text:style-name="P2"><text:s text:c="8"/>return true;</text:p>
      <text:p text:style-name="P2"><text:s text:c="6"/>}</text:p>
      <text:p text:style-name="P2"><text:s text:c="4"/>}</text:p>
      <text:p text:style-name="P2"><text:s text:c="4"/>return false;</text:p>
      <text:p text:style-name="P2"><text:s text:c="2"/>}</text:p>
      <text:p text:style-name="P2"/>
      <text:p text:style-name="P2"><text:soft-page-break/><text:s text:c="2"/>// Reverse the contents of this array</text:p>
      <text:p text:style-name="P2"><text:s text:c="2"/>public void reverse() {</text:p>
      <text:p text:style-name="P2"><text:s text:c="4"/>for (int i = 0; i &lt; len / 2; i++) {</text:p>
      <text:p text:style-name="P2"><text:s text:c="6"/>int tmp = arr[i];</text:p>
      <text:p text:style-name="P2"><text:s text:c="6"/>arr[i] = arr[len - i - 1];</text:p>
      <text:p text:style-name="P2"><text:s text:c="6"/>arr[len - i - 1] = tmp;</text:p>
      <text:p text:style-name="P2"><text:s text:c="4"/>}</text:p>
      <text:p text:style-name="P2"><text:s text:c="2"/>}</text:p>
      <text:p text:style-name="P2"/>
      <text:p text:style-name="P2"><text:s text:c="2"/>// Perform a binary search on this array to find an element in O(log(n)) time</text:p>
      <text:p text:style-name="P2"><text:s text:c="2"/>// Make sure this array is sorted! Returns a value &lt; 0 if item is not found</text:p>
      <text:p text:style-name="P2"><text:s text:c="2"/>public int binarySearch(int key) {</text:p>
      <text:p text:style-name="P2"><text:s text:c="4"/>int index = java.util.Arrays.binarySearch(arr, 0, len, key);</text:p>
      <text:p text:style-name="P2"><text:s text:c="4"/>// if (index &lt; 0) index = -index - 1; // If not found this will tell you where to insert</text:p>
      <text:p text:style-name="P2"><text:s text:c="4"/>return index;</text:p>
      <text:p text:style-name="P2"><text:s text:c="2"/>}</text:p>
      <text:p text:style-name="P2"/>
      <text:p text:style-name="P2"><text:s text:c="2"/>// Sort this array</text:p>
      <text:p text:style-name="P2"><text:s text:c="2"/>public void sort() { <text:s text:c="3"/>java.util.Arrays.sort(arr, 0, len);</text:p>
      <text:p text:style-name="P2"><text:s text:c="2"/>}</text:p>
      <text:p text:style-name="P2"/>
      <text:p text:style-name="P2"><text:s text:c="2"/>// Iterator is still fast but not as fast as iterative for loop</text:p>
      <text:p text:style-name="P2"><text:s text:c="2"/>@Override</text:p>
      <text:p text:style-name="P2"><text:s text:c="2"/>public java.util.Iterator&lt;Integer&gt; iterator() {</text:p>
      <text:p text:style-name="P2"><text:s text:c="4"/>return new java.util.Iterator&lt;Integer&gt;() {</text:p>
      <text:p text:style-name="P2"><text:s text:c="6"/>int index = 0;</text:p>
      <text:p text:style-name="P2"/>
      <text:p text:style-name="P2"><text:s text:c="6"/>public boolean hasNext() { <text:s text:c="7"/>return index &lt; len;</text:p>
      <text:p text:style-name="P2"><text:s text:c="6"/>}</text:p>
      <text:p text:style-name="P2"/>
      <text:p text:style-name="P2"><text:s text:c="6"/>public Integer next() { <text:s text:c="7"/>return arr[index++];</text:p>
      <text:p text:style-name="P2"><text:s text:c="6"/>}</text:p>
      <text:p text:style-name="P2"/>
      <text:p text:style-name="P2"><text:s text:c="6"/>public void remove() {</text:p>
      <text:p text:style-name="P2"><text:s text:c="8"/>throw new UnsupportedOperationException();</text:p>
      <text:p text:style-name="P2"><text:s text:c="6"/>}</text:p>
      <text:p text:style-name="P2"><text:s text:c="4"/>};</text:p>
      <text:p text:style-name="P2"><text:s text:c="2"/>}</text:p>
      <text:p text:style-name="P2"><text:soft-page-break/></text:p>
      <text:p text:style-name="P2"><text:s text:c="2"/>@Override</text:p>
      <text:p text:style-name="P2"><text:s text:c="2"/>public String toString() {</text:p>
      <text:p text:style-name="P2"><text:s text:c="4"/>if (len == 0) return "[]";</text:p>
      <text:p text:style-name="P2"><text:s text:c="4"/>else {</text:p>
      <text:p text:style-name="P2"><text:s text:c="6"/>StringBuilder sb = new StringBuilder(len).append("[");</text:p>
      <text:p text:style-name="P2"><text:s text:c="6"/>for (int i = 0; i &lt; len - 1; i++) sb.append(arr[i] + ", ");</text:p>
      <text:p text:style-name="P2"><text:s text:c="6"/>return sb.append(arr[len - 1] + "]").toString();</text:p>
      <text:p text:style-name="P2"><text:s text:c="4"/>}</text:p>
      <text:p text:style-name="P2"><text:s text:c="2"/>}</text:p>
      <text:p text:style-name="P2"/>
      <text:p text:style-name="P2"><text:s text:c="2"/>// Example usage</text:p>
      <text:p text:style-name="P2"><text:s text:c="2"/>public static void main(String[] args) {</text:p>
      <text:p text:style-name="P2"/>
      <text:p text:style-name="P2"><text:s text:c="4"/>IntArray ar = new IntArray(50);</text:p>
      <text:p text:style-name="P2"><text:s text:c="4"/>ar.add(3);</text:p>
      <text:p text:style-name="P2"><text:s text:c="4"/>ar.add(7);</text:p>
      <text:p text:style-name="P2"><text:s text:c="4"/>ar.add(6);</text:p>
      <text:p text:style-name="P2"><text:s text:c="4"/>ar.add(-2);</text:p>
      <text:p text:style-name="P2"/>
      <text:p text:style-name="P2"><text:s text:c="4"/>ar.sort(); // [-2, 3, 6, 7]</text:p>
      <text:p text:style-name="P2"/>
      <text:p text:style-name="P2"><text:s text:c="4"/>// Prints [-2, 3, 6, 7]</text:p>
      <text:p text:style-name="P2"><text:s text:c="4"/>for (int i = 0; i &lt; ar.size(); i++) System.out.println(ar.get(i));</text:p>
      <text:p text:style-name="P2"/>
      <text:p text:style-name="P2"><text:s text:c="4"/>// Prints [-2, 3, 6, 7]</text:p>
      <text:p text:style-name="P2"><text:s text:c="4"/>System.out.println(ar);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0ba66" officeooo:paragraph-rsid="0010ba6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 Array – William Fiset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2:20:01.372502883</meta:creation-date>
    <meta:print-date>2020-04-07T22:39:57.265039737</meta:print-date>
    <dc:date>2020-04-07T23:09:11.733622743</dc:date>
    <meta:editing-duration>PT17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18" meta:word-count="662" meta:character-count="4164" meta:non-whitespace-character-count="3203"/>
  </office:meta>
</office:document-meta>
</file>